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table:border-model="separating"/>
    </style:style>
    <style:style style:name="ListDetail_5f_declaration_5f_versement.A" style:display-name="ListDetail_declaration_versement.A" style:family="table-column">
      <style:table-column-properties style:column-width="5.179cm" style:rel-column-width="2936*"/>
    </style:style>
    <style:style style:name="ListDetail_5f_declaration_5f_versement.B" style:display-name="ListDetail_declaration_versement.B" style:family="table-column">
      <style:table-column-properties style:column-width="0.78cm" style:rel-column-width="442*"/>
    </style:style>
    <style:style style:name="ListDetail_5f_declaration_5f_versement.C" style:display-name="ListDetail_declaration_versement.C" style:family="table-column">
      <style:table-column-properties style:column-width="2.291cm" style:rel-column-width="1299*"/>
    </style:style>
    <style:style style:name="ListDetail_5f_declaration_5f_versement.D" style:display-name="ListDetail_declaration_versement.D" style:family="table-column">
      <style:table-column-properties style:column-width="2.436cm" style:rel-column-width="1381*"/>
    </style:style>
    <style:style style:name="ListDetail_5f_declaration_5f_versement.E" style:display-name="ListDetail_declaration_versement.E" style:family="table-column">
      <style:table-column-properties style:column-width="2.094cm" style:rel-column-width="1187*"/>
    </style:style>
    <style:style style:name="ListDetail_5f_declaration_5f_versement.F" style:display-name="ListDetail_declaration_versement.F" style:family="table-column">
      <style:table-column-properties style:column-width="1.723cm" style:rel-column-width="977*"/>
    </style:style>
    <style:style style:name="ListDetail_5f_declaration_5f_versement.G" style:display-name="ListDetail_declaration_versement.G" style:family="table-column">
      <style:table-column-properties style:column-width="2.51cm" style:rel-column-width="1423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02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02cm solid #000000" fo:border-top="0.018cm solid #000000" fo:border-bottom="0.018cm solid #000000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02cm solid #000000" fo:border-right="none" fo:border-top="none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none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02cm solid #000000" fo:border-top="none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02cm solid #000000" fo:border-right="none" fo:border-top="0.002cm solid #000000" fo:border-bottom="0.002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0.002cm solid #000000" fo:border-bottom="0.002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02cm solid #000000" fo:border-top="0.002cm solid #000000" fo:border-bottom="0.002cm solid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1">%{HEADER_ROWS:2}%%=entete_declarationVersement_prestations=%</text:p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G1" office:value-type="string">
              <text:p text:style-name="P2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4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4">%=entete_declarationVersement_montant=%</text:p>
            </table:table-cell>
            <table:table-cell table:style-name="ListDetail_5f_declaration_5f_versement.G2" office:value-type="string">
              <text:p text:style-name="P4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4">%=col_montant=%</text:p>
          </table:table-cell>
          <table:table-cell table:style-name="ListDetail_5f_declaration_5f_versement.G3" office:value-type="string">
            <text:p text:style-name="P4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6">%=col_monnaie_label=%</text:p>
          </table:table-cell>
          <table:table-cell table:style-name="ListDetail_5f_declaration_5f_versement.G3" office:value-type="string">
            <text:p text:style-name="P6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4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5">%=col_monnaie_label=%</text:p>
          </table:table-cell>
          <table:table-cell table:style-name="ListDetail_5f_declaration_5f_versement.G5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5-10-16T15:24:39.79</dc:date>
    <meta:editing-cycles>44</meta:editing-cycles>
    <meta:editing-duration>PT6H33M17S</meta:editing-duration>
    <meta:document-statistic meta:table-count="1" meta:image-count="0" meta:object-count="0" meta:page-count="1" meta:paragraph-count="19" meta:word-count="19" meta:character-count="615"/>
    <meta:user-defined meta:name="Info 1"/>
    <meta:user-defined meta:name="Info 2"/>
    <meta:user-defined meta:name="Info 3"/>
    <meta:user-defined meta:name="Info 4"/>
  </office:meta>
</office:document-meta>
</file>